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ni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8.6666666666667" calcext:value-type="float">
            <text:p>88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8.6666666666667" calcext:value-type="float">
            <text:p>88,66666666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3333333333333" calcext:value-type="float">
            <text:p>79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6666666666667" calcext:value-type="float">
            <text:p>78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7.8333333333333" calcext:value-type="float">
            <text:p>77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5.8333333333333" calcext:value-type="float">
            <text:p>75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2.1666666666667" calcext:value-type="float">
            <text:p>72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8.8333333333333" calcext:value-type="float">
            <text:p>68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.3333333333333" calcext:value-type="float">
            <text:p>67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.6666666666667" calcext:value-type="float">
            <text:p>64,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2.3333333333333" calcext:value-type="float">
            <text:p>62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.3333333333333" calcext:value-type="float">
            <text:p>60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7.8333333333333" calcext:value-type="float">
            <text:p>57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.6666666666667" calcext:value-type="float">
            <text:p>40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6.6666666666667" calcext:value-type="float">
            <text:p>36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2.8333333333333" calcext:value-type="float">
            <text:p>32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.3333333333333" calcext:value-type="float">
            <text:p>32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0.1666666666667" calcext:value-type="float">
            <text:p>30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.1666666666667" calcext:value-type="float">
            <text:p>13,1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3.1666666666667" calcext:value-type="float">
            <text:p>13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.83333333333333" calcext:value-type="float">
            <text:p>9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cifar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</table:table>
      <table:named-expressions/>
      <table:database-ranges>
        <table:database-range table:name="__Anonymous_Sheet_DB__0" table:target-range-address="mnist.A1:mnist.C7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cifar10.A1:cifar10.C9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1:11:54.406145450</meta:creation-date>
    <dc:date>2016-12-09T22:31:21.933147228</dc:date>
    <meta:editing-duration>PT39M18S</meta:editing-duration>
    <meta:editing-cycles>3</meta:editing-cycles>
    <meta:generator>LibreOffice/5.1.4.2$Linux_X86_64 LibreOffice_project/10m0$Build-2</meta:generator>
    <meta:document-statistic meta:table-count="2" meta:cell-count="528" meta:object-count="0"/>
  </office:meta>
</office:document-meta>
</file>